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2" style:parent-style-name="Standard" style:family="paragraph">
      <style:text-properties fo:font-weight="bold" style:font-weight-asian="bold" style:font-weight-complex="bold" fo:language="ru" fo:country="RU"/>
    </style:style>
    <style:style style:name="P3" style:parent-style-name="Standard" style:list-style-name="LFO1" style:family="paragraph">
      <style:text-properties fo:background-color="#FFFF00" fo:language="ru" fo:country="RU"/>
    </style:style>
    <style:style style:name="P4" style:parent-style-name="Standard" style:list-style-name="LFO1" style:family="paragraph">
      <style:text-properties fo:language="ru" fo:country="RU"/>
    </style:style>
    <style:style style:name="P5" style:parent-style-name="Standard" style:list-style-name="LFO1" style:family="paragraph">
      <style:text-properties fo:language="ru" fo:country="RU"/>
    </style:style>
    <style:style style:name="P6" style:parent-style-name="Standard" style:list-style-name="LFO1" style:family="paragraph"/>
    <style:style style:name="T7" style:parent-style-name="Основнойшрифтабзаца" style:family="text">
      <style:text-properties fo:background-color="#800000" fo:language="ru" fo:country="RU"/>
    </style:style>
    <style:style style:name="T8" style:parent-style-name="Основнойшрифтабзаца" style:family="text">
      <style:text-properties fo:background-color="#800000" fo:language="ru" fo:country="RU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font-weight="bold" style:font-weight-asian="bold" style:font-weight-complex="bold" fo:language="ru" fo:country="RU"/>
    </style:style>
    <style:style style:name="P11" style:parent-style-name="Standard" style:list-style-name="LFO2" style:family="paragraph">
      <style:text-properties fo:background-color="#FF0000" fo:language="ru" fo:country="RU"/>
    </style:style>
    <style:style style:name="P12" style:parent-style-name="Standard" style:list-style-name="LFO2" style:family="paragraph">
      <style:text-properties fo:background-color="#FF0000" fo:language="ru" fo:country="RU"/>
    </style:style>
    <style:style style:name="P13" style:parent-style-name="Standard" style:family="paragraph">
      <style:paragraph-properties fo:text-indent="0.0208in"/>
      <style:text-properties fo:font-weight="bold" style:font-weight-asian="bold" style:font-weight-complex="bold" fo:language="ru" fo:country="RU"/>
    </style:style>
    <style:style style:name="P14" style:parent-style-name="Standard" style:list-style-name="LFO3" style:family="paragraph">
      <style:text-properties fo:language="ru" fo:country="RU"/>
    </style:style>
    <style:style style:name="P15" style:parent-style-name="Standard" style:list-style-name="LFO2" style:family="paragraph">
      <style:text-properties fo:background-color="#00FF00" fo:language="ru" fo:country="RU"/>
    </style:style>
    <style:style style:name="P16" style:parent-style-name="Standard" style:list-style-name="LFO2" style:family="paragraph">
      <style:text-properties fo:language="ru" fo:country="RU"/>
    </style:style>
    <style:style style:name="P17" style:parent-style-name="Standard" style:family="paragraph">
      <style:text-properties fo:font-weight="bold" style:font-weight-asian="bold" style:font-weight-complex="bold" fo:language="ru" fo:country="RU"/>
    </style:style>
    <style:style style:name="P18" style:parent-style-name="Standard" style:list-style-name="LFO4" style:family="paragraph">
      <style:text-properties fo:background-color="#FFFF00" fo:language="ru" fo:country="RU"/>
    </style:style>
    <style:style style:name="P19" style:parent-style-name="Standard" style:family="paragraph">
      <style:text-properties fo:language="ru" fo:country="RU"/>
    </style:style>
    <style:style style:name="T20" style:parent-style-name="Основнойшрифтабзаца" style:family="text">
      <style:text-properties fo:font-weight="bold" style:font-weight-asian="bold" style:font-weight-complex="bold" fo:background-color="#FF0000" fo:language="ru" fo:country="RU"/>
    </style:style>
    <style:style style:name="P21" style:parent-style-name="Standard" style:family="paragraph">
      <style:paragraph-properties fo:text-indent="0.0208in"/>
      <style:text-properties fo:font-weight="bold" style:font-weight-asian="bold" style:font-weight-complex="bold" fo:language="ru" fo:country="RU"/>
    </style:style>
    <style:style style:name="P22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" style:parent-style-name="Основнойшрифтабзаца" style:family="text">
      <style:text-properties fo:font-weight="bold" style:font-weight-asian="bold" style:font-weight-complex="bold" fo:language="uk" fo:country="UA"/>
    </style:style>
    <style:style style:name="T25" style:parent-style-name="Основнойшрифтабзаца" style:family="text">
      <style:text-properties fo:font-weight="bold" style:font-weight-asian="bold" style:font-weight-complex="bold" fo:background-color="#FFFF00" fo:language="ru" fo:country="RU"/>
    </style:style>
    <style:style style:name="P26" style:parent-style-name="Standard" style:family="paragraph">
      <style:text-properties fo:font-weight="bold" style:font-weight-asian="bold" style:font-weight-complex="bold" fo:language="ru" fo:country="RU"/>
    </style:style>
    <style:style style:name="T27" style:parent-style-name="Основнойшрифтабзаца" style:family="text">
      <style:text-properties fo:font-weight="bold" style:font-weight-asian="bold" style:font-weight-complex="bold" fo:background-color="#00FF00" fo:language="ru" fo:country="RU"/>
    </style:style>
    <style:style style:name="T28" style:parent-style-name="Основнойшрифтабзаца" style:family="text">
      <style:text-properties fo:font-weight="bold" style:font-weight-asian="bold" style:font-weight-complex="bold" fo:background-color="#00FF00" fo:language="ru" fo:country="RU"/>
    </style:style>
    <style:style style:name="P29" style:parent-style-name="Standard" style:family="paragraph">
      <style:text-properties fo:font-weight="bold" style:font-weight-asian="bold" style:font-weight-complex="bold" fo:language="ru" fo:country="RU"/>
    </style:style>
    <style:style style:name="P30" style:parent-style-name="Standard" style:family="paragraph">
      <style:text-properties fo:font-weight="bold" style:font-weight-asian="bold" style:font-weight-complex="bold" fo:language="ru" fo:country="RU"/>
    </style:style>
    <style:style style:name="P31" style:parent-style-name="Standard" style:family="paragraph">
      <style:text-properties fo:font-weight="bold" style:font-weight-asian="bold" style:font-weight-complex="bold" fo:language="ru" fo:country="RU"/>
    </style:style>
    <style:style style:name="P32" style:parent-style-name="Standard" style:family="paragraph">
      <style:text-properties fo:font-weight="bold" style:font-weight-asian="bold" style:font-weight-complex="bold" fo:language="ru" fo:country="RU"/>
    </style:style>
    <style:style style:name="T33" style:parent-style-name="Основнойшрифтабзаца" style:family="text">
      <style:text-properties fo:font-weight="bold" style:font-weight-asian="bold" style:font-weight-complex="bold" fo:background-color="#FFFF00" fo:language="ru" fo:country="RU"/>
    </style:style>
    <style:style style:name="T3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5" style:parent-style-name="Основнойшрифтабзаца" style:family="text">
      <style:text-properties fo:font-weight="bold" style:font-weight-asian="bold" style:font-weight-complex="bold" fo:background-color="#FF0000" fo:language="ru" fo:country="RU"/>
    </style:style>
    <style:style style:name="T3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7" style:parent-style-name="Основнойшрифтабзаца" style:family="text">
      <style:text-properties fo:font-weight="bold" style:font-weight-asian="bold" style:font-weight-complex="bold" fo:background-color="#00FF00" fo:language="ru" fo:country="RU"/>
    </style:style>
    <style:style style:name="T38" style:parent-style-name="Основнойшрифтабзаца" style:family="text">
      <style:text-properties fo:font-weight="bold" style:font-weight-asian="bold" style:font-weight-complex="bold" fo:language="ru" fo:country="RU"/>
    </style:style>
  </office:automatic-styles>
  <office:body>
    <office:text text:use-soft-page-breaks="true">
      <text:p text:style-name="P1">Приоритетные задачи:</text:p>
      <text:p text:style-name="P2">*Создание локальных аккаунтов, в том числе:</text:p>
      <text:list text:style-name="LFO1" text:continue-numbering="true">
        <text:list-item>
          <text:p text:style-name="P3">Сохранение в сейвах информации о выигрышах/проигрышах</text:p>
        </text:list-item>
        <text:list-item>
          <text:p text:style-name="P4">Кастомные колоды</text:p>
        </text:list-item>
        <text:list-item>
          <text:p text:style-name="P5">Покупка наборов, бустеров</text:p>
        </text:list-item>
        <text:list-item>
          <text:p text:style-name="P6"><text:span text:style-name="T7">Нормальная реализация<text:s/></text:span><text:span text:style-name="T8">редкости карт</text:span></text:p>
        </text:list-item>
      </text:list>
      <text:p text:style-name="P9"/>
      <text:p text:style-name="P10">*Починка багов:</text:p>
      <text:list text:style-name="LFO2" text:continue-numbering="true">
        <text:list-item>
          <text:p text:style-name="P11">Баг с коннектом (зависание)</text:p>
        </text:list-item>
        <text:list-item>
          <text:p text:style-name="P12">Проблемы с синхронизацией карт (буфер/фаталка)</text:p>
        </text:list-item>
      </text:list>
      <text:p text:style-name="P13">*Фичи:</text:p>
      <text:list text:style-name="LFO3" text:continue-numbering="true">
        <text:list-item>
          <text:p text:style-name="P14">Восстановление маны (спец. ход)</text:p>
        </text:list-item>
      </text:list>
      <text:list text:style-name="LFO2" text:continue-numbering="true">
        <text:list-item>
          <text:p text:style-name="P15">ФОН!!!</text:p>
        </text:list-item>
        <text:list-item>
          <text:p text:style-name="P16">Оверлей (обводка) карт при выборе действия</text:p>
        </text:list-item>
      </text:list>
      <text:p text:style-name="P17">*Исправление проблем:</text:p>
      <text:list text:style-name="LFO4" text:continue-numbering="true">
        <text:list-item>
          <text:p text:style-name="P18">Отмена выбранной атаки (до выбора цели)</text:p>
        </text:list-item>
      </text:list>
      <text:p text:style-name="P19"/>
      <text:p text:style-name="Standard"><text:span text:style-name="T20">Пользовательский интерфейс</text:span></text:p>
      <text:p text:style-name="P21"/>
      <text:p text:style-name="P22">Второстепенные задачи:</text:p>
      <text:p text:style-name="Standard"><text:span text:style-name="T23">*Починка бага с капсом в чате</text:span><text:span text:style-name="T24">;</text:span></text:p>
      <text:p text:style-name="Standard"><text:span text:style-name="T25">*Список локальных серверов в меню;</text:span></text:p>
      <text:p text:style-name="P26">*Реализация чата во время игры;</text:p>
      <text:p text:style-name="Standard"><text:span text:style-name="T27">*Вечный ребаланс;</text:span></text:p>
      <text:p text:style-name="Standard"><text:span text:style-name="T28">*Фон, звуковое сопровождение;</text:span></text:p>
      <text:p text:style-name="P29">*Индикатор готовности противника;</text:p>
      <text:p text:style-name="P30">*Информация о<text:s/>противнике, выигрыш денег, всё такое;</text:p>
      <text:p text:style-name="P31">*30 карт</text:p>
      <text:p text:style-name="P32"/>
      <text:p text:style-name="Standard"><text:span text:style-name="T33">______</text:span><text:span text:style-name="T34"><text:s/>- готово</text:span></text:p>
      <text:p text:style-name="Standard"><text:span text:style-name="T35">______</text:span><text:span text:style-name="T36"><text:s/>- в процессе</text:span></text:p>
      <text:p text:style-name="Standard"><text:span text:style-name="T37">______</text:span><text:span text:style-name="T38"><text:s/>- не от программиста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erman</dc:creator>
    <meta:creation-date>2009-04-16T11:32:00Z</meta:creation-date>
    <dc:date>2016-11-12T16:21:00Z</dc:date>
    <meta:template xlink:href="Normal" xlink:type="simple"/>
    <meta:editing-cycles>11</meta:editing-cycles>
    <meta:editing-duration>PT1212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19" meta:character-count="798" meta:row-count="5" meta:non-whitespace-character-count="680"/>
  </office:meta>
</office:document-meta>
</file>